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2.709cm" fo:min-width="0.162cm"/>
    </style:style>
    <style:style style:name="gr2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2.709cm" fo:min-width="0.163cm"/>
    </style:style>
    <style:style style:name="gr3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2.71cm" fo:min-width="0.163cm"/>
    </style:style>
    <style:style style:name="gr4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2.71cm" fo:min-width="0.162cm"/>
    </style:style>
    <style:style style:name="gr5" style:family="graphic" style:parent-style-name="standard">
      <style:graphic-properties draw:stroke="solid" svg:stroke-color="#8d827a" draw:fill="none" draw:textarea-horizontal-align="justify" draw:textarea-vertical-align="middle" draw:auto-grow-height="false" fo:min-height="2.709cm" fo:min-width="0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svg:stroke-color="#8d1d75" draw:marker-end="Arrow" draw:marker-end-width="0.3cm" draw:fill="solid" draw:fill-color="#a1467e" draw:textarea-vertical-align="middle"/>
    </style:style>
    <style:style style:name="gr8" style:family="graphic" style:parent-style-name="objectwithoutfill">
      <style:graphic-properties svg:stroke-color="#e30c00" draw:marker-end="Arrow" draw:marker-end-width="0.3cm" draw:fill="solid" draw:fill-color="#e30c00" draw:textarea-vertical-align="middle"/>
    </style:style>
    <style:style style:name="gr9" style:family="graphic" style:parent-style-name="objectwithoutfill">
      <style:graphic-properties svg:stroke-color="#00a933" draw:marker-end="Arrow" draw:marker-end-width="0.3cm" draw:fill="solid" draw:fill-color="#e30c00" draw:textarea-vertical-align="middle"/>
    </style:style>
    <style:style style:name="gr10" style:family="graphic" style:parent-style-name="objectwithoutfill">
      <style:graphic-properties svg:stroke-color="#f4872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2.7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9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4cm" fo:min-width="0cm"/>
    </style:style>
    <style:style style:name="gr18" style:family="graphic" style:parent-style-name="objectwithoutfill">
      <style:graphic-properties draw:marker-end="Arrow" draw:marker-end-width="0.3cm" draw:fill="solid" draw:fill-color="#8d1d75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a1467e"/>
      <style:paragraph-properties fo:text-align="center"/>
    </style:style>
    <style:style style:name="P4" style:family="paragraph">
      <loext:graphic-properties draw:fill="solid" draw:fill-color="#e30c00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solid" draw:fill-color="#8d1d75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62cm" svg:height="2.959cm" svg:x="6.063cm" svg:y="1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63cm" svg:height="2.959cm" svg:x="5.002cm" svg:y="1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63cm" svg:height="2.96cm" svg:x="7.123cm" svg:y="5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662cm" svg:height="2.96cm" svg:x="6.063cm" svg:y="5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63cm" svg:height="2.959cm" svg:x="8.183cm" svg:y="9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63cm" svg:height="2.959cm" svg:x="7.123cm" svg:y="9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63cm" svg:height="2.96cm" svg:x="9.243cm" svg:y="12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63cm" svg:height="2.96cm" svg:x="8.183cm" svg:y="12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1" draw:layer="layout" svg:width="0.663cm" svg:height="2.959cm" svg:x="16.665cm" svg:y="9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62cm" svg:height="2.959cm" svg:x="15.605cm" svg:y="9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265cm" svg:height="2.959cm" svg:x="15.075cm" svg:y="9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663cm" svg:height="2.959cm" svg:x="18.388cm" svg:y="5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62cm" svg:height="2.959cm" svg:x="17.328cm" svg:y="5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265cm" svg:height="2.959cm" svg:x="16.798cm" svg:y="5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663cm" svg:height="2.959cm" svg:x="20.243cm" svg:y="2.2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663cm" svg:height="2.959cm" svg:x="19.183cm" svg:y="2.2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265cm" svg:height="2.959cm" svg:x="18.653cm" svg:y="2.2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1" draw:layer="layout" svg:width="0.662cm" svg:height="2.959cm" svg:x="21.834cm" svg:y="2.2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5.665cm" svg:y1="3.572cm" svg:x2="6.195cm" svg:y2="3.572cm">
            <text:p/>
          </draw:line>
          <draw:line draw:style-name="gr6" draw:text-style-name="P2" draw:layer="layout" svg:x1="6.725cm" svg:y1="6.885cm" svg:x2="7.255cm" svg:y2="6.885cm">
            <text:p/>
          </draw:line>
          <draw:line draw:style-name="gr6" draw:text-style-name="P2" draw:layer="layout" svg:x1="7.918cm" svg:y1="10.596cm" svg:x2="8.448cm" svg:y2="10.596cm">
            <text:p/>
          </draw:line>
          <draw:line draw:style-name="gr6" draw:text-style-name="P2" draw:layer="layout" svg:x1="8.978cm" svg:y1="14.042cm" svg:x2="9.508cm" svg:y2="14.042cm">
            <text:p/>
          </draw:line>
          <draw:line draw:style-name="gr6" draw:text-style-name="P2" draw:layer="layout" svg:x1="15.737cm" svg:y1="10.64cm" svg:x2="16.002cm" svg:y2="10.64cm">
            <text:p/>
          </draw:line>
          <draw:line draw:style-name="gr6" draw:text-style-name="P2" draw:layer="layout" svg:x1="16.267cm" svg:y1="10.64cm" svg:x2="16.797cm" svg:y2="10.64cm">
            <text:p/>
          </draw:line>
          <draw:line draw:style-name="gr6" draw:text-style-name="P2" draw:layer="layout" svg:x1="17.195cm" svg:y1="7.061cm" svg:x2="17.725cm" svg:y2="7.061cm">
            <text:p/>
          </draw:line>
          <draw:line draw:style-name="gr6" draw:text-style-name="P2" draw:layer="layout" svg:x1="17.99cm" svg:y1="7.061cm" svg:x2="18.52cm" svg:y2="7.061cm">
            <text:p/>
          </draw:line>
          <draw:line draw:style-name="gr6" draw:text-style-name="P2" draw:layer="layout" svg:x1="19.051cm" svg:y1="3.748cm" svg:x2="19.581cm" svg:y2="3.748cm">
            <text:p/>
          </draw:line>
          <draw:line draw:style-name="gr6" draw:text-style-name="P2" draw:layer="layout" svg:x1="19.978cm" svg:y1="3.748cm" svg:x2="20.508cm" svg:y2="3.748cm">
            <text:p/>
          </draw:line>
          <draw:line draw:style-name="gr7" draw:text-style-name="P3" draw:layer="layout" svg:x1="20.906cm" svg:y1="3.748cm" svg:x2="21.966cm" svg:y2="3.748cm">
            <text:p/>
          </draw:line>
          <draw:line draw:style-name="gr8" draw:text-style-name="P4" draw:layer="layout" svg:x1="6.328cm" svg:y1="5.03cm" svg:x2="6.328cm" svg:y2="5.428cm">
            <text:p/>
          </draw:line>
          <draw:line draw:style-name="gr8" draw:text-style-name="P4" draw:layer="layout" svg:x1="7.388cm" svg:y1="8.608cm" svg:x2="7.388cm" svg:y2="9.006cm">
            <text:p/>
          </draw:line>
          <draw:line draw:style-name="gr9" draw:text-style-name="P4" draw:layer="layout" svg:x1="12.557cm" svg:y1="16.03cm" svg:x2="12.955cm" svg:y2="15.632cm">
            <text:p/>
          </draw:line>
          <draw:line draw:style-name="gr9" draw:text-style-name="P4" draw:layer="layout" svg:x1="16.93cm" svg:y1="9.049cm" svg:x2="16.93cm" svg:y2="8.519cm">
            <text:p/>
          </draw:line>
          <draw:line draw:style-name="gr9" draw:text-style-name="P4" draw:layer="layout" svg:x1="18.786cm" svg:y1="5.603cm" svg:x2="18.786cm" svg:y2="5.073cm">
            <text:p/>
          </draw:line>
          <draw:line draw:style-name="gr10" draw:text-style-name="P2" draw:layer="layout" svg:x1="3.412cm" svg:y1="4.367cm" svg:x2="7.123cm" svg:y2="15.632cm">
            <text:p/>
          </draw:line>
          <draw:line draw:style-name="gr10" draw:text-style-name="P2" draw:layer="layout" svg:x1="16.002cm" svg:y1="15.411cm" svg:x2="20.773cm" svg:y2="6.134cm">
            <text:p/>
          </draw:line>
          <draw:frame draw:style-name="gr11" draw:text-style-name="P5" draw:layer="layout" svg:width="3.652cm" svg:height="1.195cm" draw:transform="rotate (-1.22766459585281) translate (4.558cm 8.58cm)">
            <draw:text-box>
              <text:p><text:span text:style-name="T1">Encoder</text:span></text:p>
            </draw:text-box>
          </draw:frame>
          <draw:frame draw:style-name="gr12" draw:text-style-name="P7" draw:layer="layout" svg:width="4.437cm" svg:height="2.453cm" draw:transform="rotate (1.10706234454) translate (17.7cm 12.436cm)">
            <draw:text-box>
              <text:p text:style-name="P6"><text:span text:style-name="T1">Decoder</text:span></text:p>
            </draw:text-box>
          </draw:frame>
          <draw:line draw:style-name="gr6" draw:text-style-name="P2" draw:layer="layout" svg:x1="14.853cm" svg:y1="16.741cm" svg:x2="15.383cm" svg:y2="16.741cm">
            <text:p/>
          </draw:line>
          <draw:line draw:style-name="gr8" draw:text-style-name="P4" draw:layer="layout" svg:x1="14.942cm" svg:y1="17.222cm" svg:x2="14.942cm" svg:y2="17.62cm">
            <text:p/>
          </draw:line>
          <draw:line draw:style-name="gr9" draw:text-style-name="P4" draw:layer="layout" svg:x1="14.942cm" svg:y1="18.283cm" svg:x2="14.942cm" svg:y2="17.753cm">
            <text:p/>
          </draw:line>
          <draw:frame draw:style-name="gr13" draw:text-style-name="P8" draw:layer="layout" svg:width="2.121cm" svg:height="1.327cm" svg:x="6.725cm" svg:y="1.849cm">
            <draw:text-box>
              <text:p><text:span text:style-name="T2">32</text:span></text:p>
              <text:p><text:span text:style-name="T3"/></text:p>
            </draw:text-box>
          </draw:frame>
          <draw:frame draw:style-name="gr13" draw:text-style-name="P8" draw:layer="layout" svg:width="2.121cm" svg:height="1.327cm" svg:x="7.918cm" svg:y="5.691cm">
            <draw:text-box>
              <text:p><text:span text:style-name="T2">64</text:span></text:p>
              <text:p><text:span text:style-name="T3"/></text:p>
            </draw:text-box>
          </draw:frame>
          <draw:frame draw:style-name="gr14" draw:text-style-name="P8" draw:layer="layout" svg:width="2.121cm" svg:height="1.856cm" svg:x="8.713cm" svg:y="9.138cm">
            <draw:text-box>
              <text:p><text:span text:style-name="T2">128</text:span></text:p>
              <text:p><text:span text:style-name="T3"/></text:p>
            </draw:text-box>
          </draw:frame>
          <draw:custom-shape draw:style-name="gr2" draw:text-style-name="P1" draw:layer="layout" svg:width="0.663cm" svg:height="2.959cm" svg:x="11.629cm" svg:y="16.1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62cm" svg:height="2.959cm" svg:x="10.569cm" svg:y="16.1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11.364cm" svg:y1="17.62cm" svg:x2="11.894cm" svg:y2="17.62cm">
            <text:p/>
          </draw:line>
          <draw:g>
            <draw:custom-shape draw:style-name="gr1" draw:text-style-name="P1" draw:layer="layout" svg:width="0.662cm" svg:height="2.959cm" svg:x="14.81cm" svg:y="12.6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663cm" svg:height="2.959cm" svg:x="13.749cm" svg:y="12.6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265cm" svg:height="2.959cm" svg:x="13.219cm" svg:y="12.6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6" draw:text-style-name="P2" draw:layer="layout" svg:x1="13.882cm" svg:y1="14.131cm" svg:x2="14.147cm" svg:y2="14.131cm">
            <text:p/>
          </draw:line>
          <draw:line draw:style-name="gr6" draw:text-style-name="P2" draw:layer="layout" svg:x1="14.412cm" svg:y1="14.131cm" svg:x2="14.942cm" svg:y2="14.131cm">
            <text:p/>
          </draw:line>
          <draw:line draw:style-name="gr8" draw:text-style-name="P4" draw:layer="layout" svg:x1="9.906cm" svg:y1="15.765cm" svg:x2="10.304cm" svg:y2="16.163cm">
            <text:p/>
          </draw:line>
          <draw:frame draw:style-name="gr13" draw:text-style-name="P8" draw:layer="layout" svg:width="2.121cm" svg:height="1.327cm" svg:x="9.906cm" svg:y="12.715cm">
            <draw:text-box>
              <text:p><text:span text:style-name="T2">256</text:span></text:p>
              <text:p><text:span text:style-name="T3"/></text:p>
            </draw:text-box>
          </draw:frame>
          <draw:frame draw:style-name="gr15" draw:text-style-name="P8" draw:layer="layout" svg:width="2.121cm" svg:height="1.443cm" svg:x="10.701cm" svg:y="15.249cm">
            <draw:text-box>
              <text:p><text:span text:style-name="T2">512</text:span></text:p>
              <text:p><text:span text:style-name="T3"/></text:p>
            </draw:text-box>
          </draw:frame>
          <draw:frame draw:style-name="gr16" draw:text-style-name="P5" draw:layer="layout" svg:width="2.386cm" svg:height="1.816cm" svg:x="22.493cm" svg:y="2.918cm">
            <draw:text-box>
              <text:p><text:span text:style-name="T4">Output</text:span></text:p>
              <text:p><text:span text:style-name="T5">256x256</text:span></text:p>
            </draw:text-box>
          </draw:frame>
          <draw:frame draw:style-name="gr17" draw:text-style-name="P10" draw:layer="layout" svg:width="6.626cm" svg:height="3.474cm" svg:x="15.34cm" svg:y="16.267cm">
            <draw:text-box>
              <text:p text:style-name="P9"><text:span text:style-name="T4">Conv. - 3X3 - ReLU</text:span></text:p>
              <text:p text:style-name="P9"><text:span text:style-name="T4">Max Pooling. - 2X2 </text:span></text:p>
              <text:p text:style-name="P9"><text:span text:style-name="T4">Up-Conv. - 2x2</text:span></text:p>
              <text:p text:style-name="P9"><text:span text:style-name="T4">Conv. - 1x1 - SoftMax</text:span></text:p>
            </draw:text-box>
          </draw:frame>
          <draw:line draw:style-name="gr8" draw:text-style-name="P4" draw:layer="layout" svg:x1="8.581cm" svg:y1="12.186cm" svg:x2="8.581cm" svg:y2="12.584cm">
            <text:p/>
          </draw:line>
          <draw:line draw:style-name="gr9" draw:text-style-name="P4" draw:layer="layout" svg:x1="15.207cm" svg:y1="12.584cm" svg:x2="15.207cm" svg:y2="12.054cm">
            <text:p/>
          </draw:line>
          <draw:line draw:style-name="gr18" draw:text-style-name="P11" draw:layer="layout" svg:x1="14.81cm" svg:y1="18.813cm" svg:x2="15.34cm" svg:y2="18.813cm">
            <text:p/>
          </draw:line>
          <draw:frame draw:style-name="gr19" draw:text-style-name="P5" draw:layer="layout" svg:width="2.386cm" svg:height="1.899cm" svg:x="3.061cm" svg:y="2.45cm">
            <draw:text-box>
              <text:p><text:span text:style-name="T4">Input</text:span></text:p>
              <text:p><text:span text:style-name="T5">256x25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01:33.019237076</meta:creation-date>
    <dc:date>2019-05-24T10:34:55.252142607</dc:date>
    <meta:editing-duration>PT11H33M22S</meta:editing-duration>
    <meta:editing-cycles>2</meta:editing-cycles>
    <meta:generator>LibreOffice/6.2.3.2$Linux_X86_64 LibreOffice_project/aecc05fe267cc68dde00352a451aa867b3b546ac</meta:generator>
    <meta:document-statistic meta:object-count="66"/>
  </office:meta>
</office:document-meta>
</file>